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5fd85" officeooo:paragraph-rsid="0005fd8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7664d" officeooo:paragraph-rsid="0007664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19f5a" officeooo:paragraph-rsid="00019f5a" style:font-weight-asian="normal" style:font-weight-complex="normal"/>
    </style:style>
    <style:style style:name="T1" style:family="text">
      <style:text-properties officeooo:rsid="00019f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 → Q = ~Q → ~P = ~P v Q</text:p>
      <text:p text:style-name="P2">~(P → Q) = P ^ ~Q</text:p>
      <text:p text:style-name="P2"/>
      <text:p text:style-name="P2"/>
      <text:p text:style-name="P3">P ^ (Q v R) = (P ^ Q) v (P ^ 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14:49:14.910000000</dc:date>
    <meta:editing-duration>PT43S</meta:editing-duration>
    <meta:editing-cycles>2</meta:editing-cycles>
    <meta:document-statistic meta:table-count="0" meta:image-count="0" meta:object-count="0" meta:page-count="1" meta:paragraph-count="3" meta:word-count="31" meta:character-count="72" meta:non-whitespace-character-count="44"/>
  </office:meta>
</office:document-meta>
</file>